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Sans" officeooo:rsid="0013e040" officeooo:paragraph-rsid="000d89c9"/>
    </style:style>
    <style:style style:name="P2" style:family="paragraph" style:parent-style-name="Standard">
      <style:text-properties style:font-name="FreeSans" officeooo:rsid="0013e040" officeooo:paragraph-rsid="000d89c9"/>
    </style:style>
    <style:style style:name="T1" style:family="text">
      <style:text-properties style:font-name="FreeSans" fo:font-size="9.30000019073486pt" style:font-size-asian="9.30000019073486pt" style:font-size-complex="9.30000019073486pt"/>
    </style:style>
    <style:style style:name="T2" style:family="text">
      <style:text-properties style:font-name="FreeSans" fo:font-size="9.30000019073486pt" fo:font-weight="bold" style:font-size-asian="9.30000019073486pt" style:font-weight-asian="bold" style:font-size-complex="9.30000019073486pt" style:font-weight-complex="bold"/>
    </style:style>
    <style:style style:name="T3" style:family="text">
      <style:text-properties style:font-name="FreeSans" fo:font-size="6pt" style:font-size-asian="6pt" style:font-size-complex="6pt"/>
    </style:style>
    <style:style style:name="T4" style:family="text">
      <style:text-properties style:font-name="FreeSans" fo:font-size="9.5pt" style:font-size-asian="9.5pt" style:font-size-complex="9.5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000000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2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1" draw:style-name="gr2" svg:width="4.213in" svg:height="1.4024in" svg:x="0.0516in" svg:y="0.048in"><draw:text-box><text:p><text:span text:style-name="T1">Imagine you want to make a peanut butter sandwich. Which of the following two actions is </text:span><text:span text:style-name="T2">more controllable</text:span><text:span text:style-name="T1">?</text:span></text:p><text:p><text:span text:style-name="T3"/></text:p><text:p><text:span text:style-name="T4">A. You can spread the peanut butter on one slice of bread and you need Mary to spread strawberry jam on the second slice of bread.</text:span></text:p><text:p><text:span text:style-name="T3"/></text:p><text:p><text:span text:style-name="T4">B. You can spread the peanut butter on one slice of bread and strawberry jam on the second slice of bread.</text:span></text:p><text:p><text:span text:style-name="T3"/></text:p><text:p><text:span text:style-name="T4">C. Equally controllable.</text:span></text:p></draw:text-box></draw:frame><draw:custom-shape text:anchor-type="paragraph" draw:z-index="0" draw:style-name="gr1" svg:width="4.2594in" svg:height="1.4425in" svg:x="0.0047in" svg:y="0.0252in"><text:p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10:34:21.572656435</meta:creation-date>
    <dc:date>2015-11-17T13:00:59.672332427</dc:date>
    <meta:editing-duration>PT3M6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